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 style:writing-mode="lr-tb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ambria" fo:font-size="9pt" style:text-underline-style="none" fo:font-weight="bold" style:font-size-asian="9pt" style:font-weight-asian="bold" style:font-size-complex="9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ambria" fo:font-size="9pt" fo:font-weight="bold" style:font-size-asian="9pt" style:font-weight-asian="bold" style:font-size-complex="9pt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DejaVu Sans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section text:style-name="Sect1" text:name="Section1">
        <text:p text:style-name="P1"><text:span text:style-name="T1"><office:annotation><dc:creator>David Burke</dc:creator><dc:date>2011-02-15T17:59:44</dc:date><text:p text:style-name="P4"><text:span text:style-name="T2">do section for x in ['something']</text:span></text:p></office:annotation></text:span><text:span text:style-name="T1"><text:conditional-text text:condition="ooow:True" text:string-value-if-true="&quot;x&quot;" text:string-value-if-false="">x</text:conditional-text></text:span></text:p>
        <text:p text:style-name="P3"/>
        <table:table table:name="Table1" table:style-name="Table1">
          <table:table-column table:style-name="Table1.A" table:number-columns-repeated="7"/>
          <table:table-column table:style-name="Table1.H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2"><office:annotation><dc:creator>David Burke</dc:creator><dc:date>2011-02-16T13:11:41</dc:date><text:p text:style-name="P4"><text:span text:style-name="T2">do cell for y in ['bleh','a']</text:span></text:p></office:annotation><text:conditional-text text:condition="ooow:True" text:string-value-if-true="&quot;y&quot;" text:string-value-if-false="">y</text:conditional-text></text:p>
            </table:table-cell>
            <table:table-cell table:style-name="Table1.A1" office:value-type="string">
              <text:p text:style-name="Table_20_Contents">Every</text:p>
            </table:table-cell>
            <table:table-cell table:style-name="Table1.A1" office:value-type="string">
              <text:p text:style-name="Table_20_Contents">Thing</text:p>
            </table:table-cell>
            <table:table-cell table:style-name="Table1.A1" office:value-type="string">
              <text:p text:style-name="Table_20_Contents">Here</text:p>
            </table:table-cell>
            <table:table-cell table:style-name="Table1.A1" office:value-type="string">
              <text:p text:style-name="Table_20_Contents">Is</text:p>
            </table:table-cell>
            <table:table-cell table:style-name="Table1.H1" office:value-type="string">
              <text:p text:style-name="Table_20_Contents">deleted</text:p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H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H2" office:value-type="string">
              <text:p text:style-name="Table_20_Contents"/>
            </table:table-cell>
          </table:table-row>
        </table:table>
        <text:p text:style-name="P3"/>
      </text:section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avid Burke</meta:initial-creator>
    <meta:creation-date>2011-02-16T13:17:56</meta:creation-date>
    <dc:date>2011-02-16T13:24:58</dc:date>
    <dc:creator>David Burke</dc:creator>
    <meta:editing-duration>PT7M2S</meta:editing-duration>
    <meta:editing-cycles>10</meta:editing-cycles>
    <meta:generator>OpenOffice.org/3.0$Linux OpenOffice.org_project/300m15$Build-9379</meta:generator>
    <meta:document-statistic meta:character-count="27" meta:image-count="0" meta:object-count="0" meta:page-count="1" meta:paragraph-count="7" meta:table-count="1" meta:word-count="7"/>
  </office:meta>
</office:document-meta>
</file>